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Clear Sans', 'Helvetica Neue', Helvetica, Arial, 'Segoe UI Emoji', sans-serif"/>
    <style:font-face style:name="OpenSymbol" svg:font-family="OpenSymbol" style:font-charset="x-symbol"/>
  </office:font-face-decls>
  <office:automatic-styles>
    <style:style style:name="P1" style:family="paragraph" style:parent-style-name="Heading_20_2">
      <style:paragraph-properties fo:margin-left="0in" fo:margin-right="0in" fo:line-height="122%" fo:orphans="4" fo:widows="2" fo:text-indent="0in" style:auto-text-indent="false" fo:padding-left="0in" fo:padding-right="0in" fo:padding-top="0in" fo:padding-bottom="0.0193in" fo:border-left="none" fo:border-right="none" fo:border-top="none" fo:border-bottom="0.06pt solid #eeeeee"/>
      <style:text-properties fo:font-variant="normal" fo:text-transform="none" fo:color="#333333" loext:opacity="100%" style:font-name="Open Sans" fo:font-size="10pt" fo:letter-spacing="normal" fo:font-style="normal" fo:font-weight="normal" officeooo:paragraph-rsid="0023427f" fo:background-color="transparent" style:font-size-asian="10pt" style:font-size-complex="10pt"/>
    </style:style>
    <style:style style:name="P2" style:family="paragraph" style:parent-style-name="Heading_20_2">
      <style:paragraph-properties fo:margin-left="0in" fo:margin-right="0in" fo:line-height="122%" fo:orphans="4" fo:widows="2" fo:text-indent="0in" style:auto-text-indent="false" fo:padding-left="0in" fo:padding-right="0in" fo:padding-top="0in" fo:padding-bottom="0.0193in" fo:border-left="none" fo:border-right="none" fo:border-top="none" fo:border-bottom="0.06pt solid #eeeeee"/>
      <style:text-properties fo:font-variant="normal" fo:text-transform="none" fo:color="#333333" loext:opacity="100%" style:font-name="Open Sans" fo:font-size="10pt" fo:letter-spacing="normal" fo:font-style="normal" fo:font-weight="normal" officeooo:paragraph-rsid="001d831d" fo:background-color="transparent" style:font-size-asian="10pt" style:font-size-complex="10pt"/>
    </style:style>
    <style:style style:name="P3" style:family="paragraph" style:parent-style-name="Text_20_body">
      <style:paragraph-properties fo:margin-left="0in" fo:margin-right="0in" fo:line-height="122%" fo:orphans="4" fo:widows="2" fo:text-indent="0in" style:auto-text-indent="false" fo:padding-left="0in" fo:padding-right="0in" fo:padding-top="0in" fo:padding-bottom="0.0193in" fo:border-left="none" fo:border-right="none" fo:border-top="none" fo:border-bottom="0.06pt solid #eeeeee"/>
      <style:text-properties fo:font-variant="normal" fo:text-transform="none" fo:color="#333333" loext:opacity="100%" style:font-name="Open Sans" fo:font-size="10pt" fo:letter-spacing="normal" fo:font-style="normal" fo:font-weight="normal" officeooo:paragraph-rsid="001d831d" fo:background-color="transparent" style:font-size-asian="10pt" style:font-size-complex="10pt"/>
    </style:style>
    <style:style style:name="P4" style:family="paragraph" style:parent-style-name="Text_20_body">
      <style:paragraph-properties fo:margin-top="0in" fo:margin-bottom="0in" style:contextual-spacing="false" fo:orphans="4" fo:widows="2" fo:padding="0in" fo:border="none"/>
      <style:text-properties fo:font-variant="normal" fo:text-transform="none" fo:color="#333333" loext:opacity="100%" style:font-name="Open Sans" fo:font-size="10pt" fo:letter-spacing="normal" fo:font-style="normal" fo:font-weight="normal" fo:background-color="transparent" style:font-size-asian="10pt" style:font-size-complex="10pt"/>
    </style:style>
    <style:style style:name="P5" style:family="paragraph" style:parent-style-name="Text_20_body">
      <style:paragraph-properties fo:margin-top="0in" fo:margin-bottom="0in" style:contextual-spacing="false" fo:orphans="4" fo:widows="2" fo:padding="0in" fo:border="none"/>
      <style:text-properties fo:font-variant="normal" fo:text-transform="none" fo:color="#333333" loext:opacity="100%" style:font-name="Open Sans" fo:font-size="10pt" fo:letter-spacing="normal" fo:font-style="normal" fo:font-weight="normal" officeooo:paragraph-rsid="0017b649" fo:background-color="transparent" style:font-size-asian="10pt" style:font-size-complex="10pt"/>
    </style:style>
    <style:style style:name="P6" style:family="paragraph" style:parent-style-name="Text_20_body">
      <style:paragraph-properties fo:margin-top="0in" fo:margin-bottom="0in" style:contextual-spacing="false" fo:orphans="4" fo:widows="2" fo:padding="0in" fo:border="none"/>
      <style:text-properties fo:font-variant="normal" fo:text-transform="none" fo:color="#333333" loext:opacity="100%" style:font-name="Open Sans" fo:font-size="10pt" fo:letter-spacing="normal" fo:font-style="normal" fo:font-weight="normal" officeooo:paragraph-rsid="0019701d" fo:background-color="transparent" style:font-size-asian="10pt" style:font-size-complex="10pt"/>
    </style:style>
    <style:style style:name="P7" style:family="paragraph" style:parent-style-name="Heading_20_2">
      <style:paragraph-properties fo:margin-left="0in" fo:margin-right="0in" fo:line-height="122%" fo:orphans="4" fo:widows="2" fo:text-indent="0in" style:auto-text-indent="false" fo:padding-left="0in" fo:padding-right="0in" fo:padding-top="0in" fo:padding-bottom="0.0193in" fo:border-left="none" fo:border-right="none" fo:border-top="none" fo:border-bottom="0.06pt solid #eeeeee"/>
      <style:text-properties fo:font-variant="normal" fo:text-transform="none" fo:color="#333333" loext:opacity="100%" style:font-name="Open Sans" fo:font-size="10pt" fo:letter-spacing="normal" fo:font-style="normal" fo:font-weight="normal" officeooo:paragraph-rsid="001d831d" fo:background-color="#ffa6a6" style:font-size-asian="10pt" style:font-size-complex="10pt"/>
    </style:style>
    <style:style style:name="P8" style:family="paragraph" style:parent-style-name="Heading_20_2">
      <style:text-properties fo:font-variant="normal" fo:text-transform="none" fo:color="#333333" loext:opacity="100%" style:font-name="Open Sans" fo:font-size="10pt" fo:letter-spacing="normal" fo:font-style="normal" fo:font-weight="normal" officeooo:rsid="00157abb" officeooo:paragraph-rsid="00157abb" style:font-size-asian="10pt" style:font-size-complex="10pt"/>
    </style:style>
    <style:style style:name="P9" style:family="paragraph" style:parent-style-name="Heading_20_2">
      <style:paragraph-properties fo:margin-left="0in" fo:margin-right="0in" fo:line-height="122%" fo:orphans="4" fo:widows="2" fo:text-indent="0in" style:auto-text-indent="false" fo:padding-left="0in" fo:padding-right="0in" fo:padding-top="0in" fo:padding-bottom="0.0193in" fo:border-left="none" fo:border-right="none" fo:border-top="none" fo:border-bottom="0.06pt solid #eeeeee"/>
      <style:text-properties fo:font-variant="normal" fo:text-transform="none" fo:color="#333333" loext:opacity="100%" style:font-name="Open Sans" fo:font-size="10pt" fo:letter-spacing="normal" fo:font-style="normal" fo:font-weight="normal" style:font-size-asian="10pt" style:font-size-complex="10pt"/>
    </style:style>
    <style:style style:name="P10" style:family="paragraph" style:parent-style-name="Text_20_body">
      <style:paragraph-properties fo:margin-left="0in" fo:margin-right="0in" fo:orphans="4" fo:widows="2" fo:text-indent="0in" style:auto-text-indent="false"/>
      <style:text-properties fo:font-variant="normal" fo:text-transform="none" fo:color="#333333" loext:opacity="100%" style:font-name="Open Sans" fo:font-size="10pt" fo:letter-spacing="normal" fo:font-style="normal" fo:font-weight="normal" officeooo:paragraph-rsid="001d831d" style:font-size-asian="10pt" style:font-size-complex="10pt"/>
    </style:style>
    <style:style style:name="P11" style:family="paragraph" style:parent-style-name="Text_20_body">
      <style:paragraph-properties fo:margin-left="0in" fo:margin-right="0in" fo:orphans="4" fo:widows="2" fo:text-indent="0in" style:auto-text-indent="false"/>
      <style:text-properties fo:font-variant="normal" fo:text-transform="none" fo:color="#333333" loext:opacity="100%" style:font-name="Open Sans" fo:font-size="10pt" fo:letter-spacing="normal" fo:font-style="normal" fo:font-weight="normal" style:font-size-asian="10pt" style:font-size-complex="10pt"/>
    </style:style>
    <style:style style:name="P12" style:family="paragraph" style:parent-style-name="Text_20_body">
      <style:paragraph-properties fo:margin-top="0in" fo:margin-bottom="0in" style:contextual-spacing="false" fo:orphans="4" fo:widows="2" fo:padding="0in" fo:border="none"/>
      <style:text-properties fo:font-variant="normal" fo:text-transform="none" fo:color="#333333" loext:opacity="100%" style:font-name="Open Sans" fo:font-size="10pt" fo:letter-spacing="normal" fo:font-style="normal" fo:font-weight="normal" style:font-size-asian="10pt" style:font-size-complex="10pt"/>
    </style:style>
    <style:style style:name="P13" style:family="paragraph" style:parent-style-name="Heading_20_2">
      <style:paragraph-properties fo:margin-left="0in" fo:margin-right="0in" fo:line-height="122%" fo:orphans="4" fo:widows="2" fo:text-indent="0in" style:auto-text-indent="false" fo:padding-left="0in" fo:padding-right="0in" fo:padding-top="0in" fo:padding-bottom="0.0193in" fo:border-left="none" fo:border-right="none" fo:border-top="none" fo:border-bottom="0.06pt solid #eeeeee"/>
      <style:text-properties fo:font-variant="normal" fo:text-transform="none" fo:color="#333333" loext:opacity="100%" style:font-name="Open Sans" fo:font-size="10pt" fo:letter-spacing="normal" fo:font-style="normal" fo:font-weight="normal" officeooo:paragraph-rsid="0023427f" fo:background-color="#ffff00" style:font-size-asian="10pt" style:font-size-complex="10pt"/>
    </style:style>
    <style:style style:name="P14" style:family="paragraph" style:parent-style-name="Text_20_body">
      <style:paragraph-properties fo:margin-top="0in" fo:margin-bottom="0in" style:contextual-spacing="false" fo:orphans="4" fo:widows="2" fo:padding="0in" fo:border="none"/>
      <style:text-properties fo:font-variant="normal" fo:text-transform="none" fo:color="#333333" loext:opacity="100%" style:font-name="Open Sans" fo:font-size="10pt" fo:letter-spacing="normal" fo:font-style="normal" fo:font-weight="normal" fo:background-color="#ffff00" style:font-size-asian="10pt" style:font-size-complex="10pt"/>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ize="10pt" officeooo:rsid="0009bdb3" officeooo:paragraph-rsid="0009bdb3" style:font-size-asian="10pt" style:font-size-complex="10pt"/>
    </style:style>
    <style:style style:name="P17" style:family="paragraph" style:parent-style-name="Standard">
      <style:text-properties fo:font-size="10pt" officeooo:rsid="000d8d4a" officeooo:paragraph-rsid="000d8d4a" style:font-size-asian="10pt" style:font-size-complex="10pt"/>
    </style:style>
    <style:style style:name="P18" style:family="paragraph" style:parent-style-name="Standard">
      <style:text-properties fo:font-size="10pt" officeooo:rsid="00148563" officeooo:paragraph-rsid="00148563" style:font-size-asian="10pt" style:font-size-complex="10pt"/>
    </style:style>
    <style:style style:name="P19" style:family="paragraph" style:parent-style-name="Standard">
      <style:text-properties fo:font-size="10pt" officeooo:rsid="00157abb" officeooo:paragraph-rsid="00157abb" style:font-size-asian="10pt" style:font-size-complex="10pt"/>
    </style:style>
    <style:style style:name="P20" style:family="paragraph" style:parent-style-name="Standard">
      <style:text-properties fo:font-size="10pt" style:text-underline-style="none" fo:font-weight="normal" officeooo:rsid="0011fd93" officeooo:paragraph-rsid="0009bdb3" style:font-size-asian="10pt" style:font-weight-asian="normal" style:font-size-complex="10pt" style:font-weight-complex="normal"/>
    </style:style>
    <style:style style:name="P21" style:family="paragraph" style:parent-style-name="Heading_20_2">
      <style:paragraph-properties fo:margin-left="0in" fo:margin-right="0in" fo:line-height="122%" fo:orphans="4" fo:widows="2" fo:text-indent="0in" style:auto-text-indent="false" fo:padding-left="0in" fo:padding-right="0in" fo:padding-top="0in" fo:padding-bottom="0.0193in" fo:border-left="none" fo:border-right="none" fo:border-top="none" fo:border-bottom="0.06pt solid #eeeeee"/>
      <style:text-properties fo:font-size="10pt" officeooo:paragraph-rsid="0023427f" style:font-size-asian="10pt" style:font-size-complex="10pt"/>
    </style:style>
    <style:style style:name="P22" style:family="paragraph" style:parent-style-name="Text_20_body" style:list-style-name="L1">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officeooo:paragraph-rsid="001d831d" style:font-size-asian="10pt" style:font-size-complex="10pt"/>
    </style:style>
    <style:style style:name="P23" style:family="paragraph" style:parent-style-name="Text_20_body" style:list-style-name="L2">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officeooo:paragraph-rsid="001d831d" style:font-size-asian="10pt" style:font-size-complex="10pt"/>
    </style:style>
    <style:style style:name="P24" style:family="paragraph" style:parent-style-name="Text_20_body" style:list-style-name="L2">
      <style:paragraph-properties fo:margin-top="0in" fo:margin-bottom="0in" style:contextual-spacing="false" fo:orphans="4" fo:widows="2" fo:padding="0in" fo:border="none"/>
      <style:text-properties fo:font-variant="normal" fo:text-transform="none" fo:color="#333333" loext:opacity="100%" style:font-name="Open Sans" fo:font-size="10pt" fo:letter-spacing="normal" fo:font-style="normal" fo:font-weight="normal" officeooo:paragraph-rsid="001d831d" style:font-size-asian="10pt" style:font-size-complex="10pt"/>
    </style:style>
    <style:style style:name="P25" style:family="paragraph" style:parent-style-name="Text_20_body" style:list-style-name="L3">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officeooo:paragraph-rsid="001d831d" style:font-size-asian="10pt" style:font-size-complex="10pt"/>
    </style:style>
    <style:style style:name="P26" style:family="paragraph" style:parent-style-name="Text_20_body" style:list-style-name="L4">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officeooo:paragraph-rsid="001d831d" style:font-size-asian="10pt" style:font-size-complex="10pt"/>
    </style:style>
    <style:style style:name="P27" style:family="paragraph" style:parent-style-name="Text_20_body" style:list-style-name="L5">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style:font-size-asian="10pt" style:font-size-complex="10pt"/>
    </style:style>
    <style:style style:name="P28" style:family="paragraph" style:parent-style-name="Text_20_body" style:list-style-name="L6">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style:font-size-asian="10pt" style:font-size-complex="10pt"/>
    </style:style>
    <style:style style:name="P29" style:family="paragraph" style:parent-style-name="Text_20_body" style:list-style-name="L7">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style:font-size-asian="10pt" style:font-size-complex="10pt"/>
    </style:style>
    <style:style style:name="P30" style:family="paragraph" style:parent-style-name="Text_20_body" style:list-style-name="L8">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style:font-size-asian="10pt" style:font-size-complex="10pt"/>
    </style:style>
    <style:style style:name="P31" style:family="paragraph" style:parent-style-name="Text_20_body" style:list-style-name="L9">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style:font-size-asian="10pt" style:font-size-complex="10pt"/>
    </style:style>
    <style:style style:name="P32" style:family="paragraph" style:parent-style-name="Text_20_body" style:list-style-name="L10">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style:font-size-asian="10pt" style:font-size-complex="10pt"/>
    </style:style>
    <style:style style:name="P33" style:family="paragraph" style:parent-style-name="Text_20_body" style:list-style-name="L11">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style:font-size-asian="10pt" style:font-size-complex="10pt"/>
    </style:style>
    <style:style style:name="P34" style:family="paragraph" style:parent-style-name="Text_20_body" style:list-style-name="L12">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style:font-size-asian="10pt" style:font-size-complex="10pt"/>
    </style:style>
    <style:style style:name="P35" style:family="paragraph" style:parent-style-name="Text_20_body" style:list-style-name="L13">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style:font-size-asian="10pt" style:font-size-complex="10pt"/>
    </style:style>
    <style:style style:name="P36" style:family="paragraph" style:parent-style-name="Text_20_body" style:list-style-name="L14">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style:font-size-asian="10pt" style:font-size-complex="10pt"/>
    </style:style>
    <style:style style:name="P37" style:family="paragraph" style:parent-style-name="Text_20_body" style:list-style-name="L15">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style:font-size-asian="10pt" style:font-size-complex="10pt"/>
    </style:style>
    <style:style style:name="P38" style:family="paragraph" style:parent-style-name="Text_20_body" style:list-style-name="L16">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style:font-size-asian="10pt" style:font-size-complex="10pt"/>
    </style:style>
    <style:style style:name="P39" style:family="paragraph" style:parent-style-name="Text_20_body" style:list-style-name="L2">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officeooo:rsid="001d831d" officeooo:paragraph-rsid="001d831d" style:font-size-asian="10pt" style:font-size-complex="10pt"/>
    </style:style>
    <style:style style:name="P40" style:family="paragraph" style:parent-style-name="Text_20_body" style:list-style-name="L1">
      <style:paragraph-properties fo:margin-top="0in" fo:margin-bottom="0in" style:contextual-spacing="false" fo:orphans="4" fo:widows="2" fo:padding="0in" fo:border="none"/>
      <style:text-properties fo:font-variant="normal" fo:text-transform="none" fo:color="#333333" loext:opacity="100%" style:font-name="Open Sans" fo:font-size="10pt" fo:letter-spacing="normal" fo:font-style="normal" fo:font-weight="normal" officeooo:paragraph-rsid="001d831d" fo:background-color="#ffff00" style:font-size-asian="10pt" style:font-size-complex="10pt"/>
    </style:style>
    <style:style style:name="P41" style:family="paragraph" style:parent-style-name="Text_20_body" style:list-style-name="L2">
      <style:paragraph-properties fo:margin-top="0in" fo:margin-bottom="0in" style:contextual-spacing="false" fo:orphans="4" fo:widows="2" fo:padding="0in" fo:border="none"/>
      <style:text-properties fo:font-variant="normal" fo:text-transform="none" fo:color="#333333" loext:opacity="100%" style:font-name="Open Sans" fo:font-size="10pt" fo:letter-spacing="normal" fo:font-style="normal" fo:font-weight="normal" officeooo:paragraph-rsid="001d831d" fo:background-color="#ffff00" style:font-size-asian="10pt" style:font-size-complex="10pt"/>
    </style:style>
    <style:style style:name="P42" style:family="paragraph" style:parent-style-name="Text_20_body" style:list-style-name="L5">
      <style:paragraph-properties fo:margin-top="0in" fo:margin-bottom="0in" style:contextual-spacing="false" fo:orphans="4" fo:widows="2" fo:padding="0in" fo:border="none"/>
      <style:text-properties fo:font-variant="normal" fo:text-transform="none" fo:color="#333333" loext:opacity="100%" style:font-name="Open Sans" fo:font-size="10pt" fo:letter-spacing="normal" fo:font-style="normal" fo:font-weight="normal" fo:background-color="#ffff00" style:font-size-asian="10pt" style:font-size-complex="10pt"/>
    </style:style>
    <style:style style:name="P43" style:family="paragraph" style:parent-style-name="Text_20_body" style:list-style-name="L8">
      <style:paragraph-properties fo:margin-top="0in" fo:margin-bottom="0in" style:contextual-spacing="false" fo:orphans="4" fo:widows="2" fo:padding="0in" fo:border="none"/>
      <style:text-properties fo:font-variant="normal" fo:text-transform="none" fo:color="#333333" loext:opacity="100%" style:font-name="Open Sans" fo:font-size="10pt" fo:letter-spacing="normal" fo:font-style="normal" fo:font-weight="normal" fo:background-color="#ffff00" style:font-size-asian="10pt" style:font-size-complex="10pt"/>
    </style:style>
    <style:style style:name="P44" style:family="paragraph" style:parent-style-name="Text_20_body" style:list-style-name="L11">
      <style:paragraph-properties fo:margin-top="0in" fo:margin-bottom="0in" style:contextual-spacing="false" fo:orphans="4" fo:widows="2" fo:padding="0in" fo:border="none"/>
      <style:text-properties fo:font-variant="normal" fo:text-transform="none" fo:color="#333333" loext:opacity="100%" style:font-name="Open Sans" fo:font-size="10pt" fo:letter-spacing="normal" fo:font-style="normal" fo:font-weight="normal" fo:background-color="#ffff00" style:font-size-asian="10pt" style:font-size-complex="10pt"/>
    </style:style>
    <style:style style:name="P45" style:family="paragraph" style:parent-style-name="Text_20_body" style:list-style-name="L12">
      <style:paragraph-properties fo:margin-top="0in" fo:margin-bottom="0in" style:contextual-spacing="false" fo:orphans="4" fo:widows="2" fo:padding="0in" fo:border="none"/>
      <style:text-properties fo:font-variant="normal" fo:text-transform="none" fo:color="#333333" loext:opacity="100%" style:font-name="Open Sans" fo:font-size="10pt" fo:letter-spacing="normal" fo:font-style="normal" fo:font-weight="normal" fo:background-color="#ffff00" style:font-size-asian="10pt" style:font-size-complex="10pt"/>
    </style:style>
    <style:style style:name="P46" style:family="paragraph" style:parent-style-name="Text_20_body" style:list-style-name="L14">
      <style:paragraph-properties fo:margin-top="0in" fo:margin-bottom="0in" style:contextual-spacing="false" fo:orphans="4" fo:widows="2" fo:padding="0in" fo:border="none"/>
      <style:text-properties fo:font-variant="normal" fo:text-transform="none" fo:color="#333333" loext:opacity="100%" style:font-name="Open Sans" fo:font-size="10pt" fo:letter-spacing="normal" fo:font-style="normal" fo:font-weight="normal" fo:background-color="#ffff00" style:font-size-asian="10pt" style:font-size-complex="10pt"/>
    </style:style>
    <style:style style:name="P47" style:family="paragraph" style:parent-style-name="Text_20_body" style:list-style-name="L16">
      <style:paragraph-properties fo:margin-top="0in" fo:margin-bottom="0in" style:contextual-spacing="false" fo:orphans="4" fo:widows="2" fo:padding="0in" fo:border="none"/>
      <style:text-properties fo:font-variant="normal" fo:text-transform="none" fo:color="#333333" loext:opacity="100%" style:font-name="Open Sans" fo:font-size="10pt" fo:letter-spacing="normal" fo:font-style="normal" fo:font-weight="normal" fo:background-color="#ffff00" style:font-size-asian="10pt" style:font-size-complex="10pt"/>
    </style:style>
    <style:style style:name="P48" style:family="paragraph" style:parent-style-name="Text_20_body" style:list-style-name="L6">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officeooo:rsid="001b3e7a" officeooo:paragraph-rsid="001b4d51" fo:background-color="#ffff00" style:font-size-asian="10pt" style:font-size-complex="10pt"/>
    </style:style>
    <style:style style:name="P49" style:family="paragraph" style:parent-style-name="Text_20_body" style:list-style-name="L6">
      <style:paragraph-properties fo:margin-left="0in" fo:margin-right="0in" fo:margin-top="0in" fo:margin-bottom="0in" style:contextual-spacing="false" fo:orphans="4" fo:widows="2" fo:text-indent="0in" style:auto-text-indent="false" fo:padding="0in" fo:border="none"/>
      <style:text-properties fo:font-variant="normal" fo:text-transform="none" fo:color="#333333" loext:opacity="100%" style:font-name="Open Sans" fo:font-size="10pt" fo:letter-spacing="normal" fo:font-style="normal" fo:font-weight="normal" officeooo:rsid="001b3e7a" officeooo:paragraph-rsid="001b3e7a" fo:background-color="#ffff00" style:font-size-asian="10pt" style:font-size-complex="10pt"/>
    </style:style>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underline-style="none" fo:background-color="#ffff00" loext:char-shading-value="0" style:font-weight-asian="normal" style:font-weight-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f14de" fo:background-color="#ffff00" loext:char-shading-value="0" style:font-weight-asian="bold" style:font-weight-complex="bold"/>
    </style:style>
    <style:style style:name="T4" style:family="text">
      <style:text-properties fo:background-color="#ffff00" loext:char-shading-value="0"/>
    </style:style>
    <style:style style:name="T5" style:family="text">
      <style:text-properties officeooo:rsid="0019701d" fo:background-color="#ffff00" loext:char-shading-value="0"/>
    </style:style>
    <style:style style:name="T6" style:family="text">
      <style:text-properties officeooo:rsid="001f14de" fo:background-color="#ffff00" loext:char-shading-value="0"/>
    </style:style>
    <style:style style:name="T7" style:family="text">
      <style:text-properties officeooo:rsid="002271ac" fo:background-color="#ffff00" loext:char-shading-value="0"/>
    </style:style>
    <style:style style:name="T8" style:family="text">
      <style:text-properties officeooo:rsid="0019701d"/>
    </style:style>
    <style:style style:name="T9" style:family="text">
      <style:text-properties officeooo:rsid="001b3e7a"/>
    </style:style>
    <style:style style:name="T10" style:family="text">
      <style:text-properties fo:background-color="transparent" loext:char-shading-value="0"/>
    </style:style>
    <style:style style:name="T11" style:family="text">
      <style:text-properties fo:font-weight="bold" officeooo:rsid="001f14de" fo:background-color="#ffff00" loext:char-shading-value="0" style:font-weight-asian="bold" style:font-weight-complex="bold"/>
    </style:style>
    <style:style style:name="T12" style:family="text">
      <style:text-properties fo:font-weight="bold" style:font-weight-asian="bold" style:font-weight-complex="bold"/>
    </style:style>
    <style:style style:name="T13" style:family="text">
      <style:text-properties officeooo:rsid="002271ac"/>
    </style:style>
    <style:style style:name="T14" style:family="text">
      <style:text-properties officeooo:rsid="0023427f"/>
    </style:style>
    <style:style style:name="T15" style:family="text">
      <style:text-properties fo:font-variant="normal" fo:text-transform="none" fo:color="#333333" loext:opacity="100%" style:font-name="Open Sans" fo:letter-spacing="normal" fo:font-style="normal" fo:font-weight="normal" fo:background-color="transparent" loext:char-shading-value="0"/>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2"><text:soft-page-break/><text:span text:style-name="T15">**Behavioural questions:**</text:span></text:h>
      <text:h text:style-name="P1" text:outline-level="2">**Genuine Questions:**</text:h>
      <text:h text:style-name="P1" text:outline-level="2">These are the questions you actually want to know the answers to. Here are a few ideas of questions that are valuable to many candidates:</text:h>
      <text:h text:style-name="P1" text:outline-level="2">\1. "How much of your day do you spend coding?"</text:h>
      <text:h text:style-name="P1" text:outline-level="2">\2. "How many meetings do you have every week?"</text:h>
      <text:h text:style-name="P1" text:outline-level="2">\3. "What is the ratio of testers to developers to program managers? What is the interaction like? How does project planning happen on the team?</text:h>
      <text:h text:style-name="P1" text:outline-level="2">**Insightful Questions**</text:h>
      <text:h text:style-name="P1" text:outline-level="2">These questions are designed to demonstrate your deep knowledge of programming or technologies, and they also demonstrate your passion for the company or product.</text:h>
      <text:h text:style-name="P1" text:outline-level="2">\1. "I noticed that you use technology X. How do you handle problem Y?"</text:h>
      <text:h text:style-name="P1" text:outline-level="2">\2. "Why did the product choose to use the X protocol over the Y protocol? I know it has benefits like A, B,C, but many companies choose not to use it because of issue D."</text:h>
      <text:h text:style-name="P1" text:outline-level="2">Asking such questions will typically require advance research about the company</text:h>
      <text:h text:style-name="P1" text:outline-level="2">**Passion Questions**</text:h>
      <text:h text:style-name="P1" text:outline-level="2">These questions are designed to demonstrate your passion for technology. They show that you're interested in learning and will be a strong contributor to the company.</text:h>
      <text:h text:style-name="P13" text:outline-level="2">\1. "I'm very interested in scalability. Did you come in with a background in this, or what opportunities are there to learn about it?"</text:h>
      <text:h text:style-name="P1" text:outline-level="2">\2. "I'm not familiar with technology X, but it sounds like a very interesting solution. Could you tell me a bit more about how it works?"</text:h>
      <text:h text:style-name="P1" text:outline-level="2"><text:soft-page-break/>Advice when responding to questions.</text:h>
      <text:h text:style-name="P1" text:outline-level="2">a. Be Specific,Not Arrogant</text:h>
      <text:h text:style-name="P1" text:outline-level="2">b. Limit Details</text:h>
      <text:h text:style-name="P1" text:outline-level="2">c. Give Structured Answers</text:h>
      <text:h text:style-name="P1" text:outline-level="2">c.1. Nugget First</text:h>
      <text:h text:style-name="P1" text:outline-level="2">For example:</text:h>
      <text:h text:style-name="P1" text:outline-level="2">• Interviewer: "Tell me about a time you had to persuade a group of people to make a big change."</text:h>
      <text:h text:style-name="P1" text:outline-level="2">• Candidate: "Sure, let me tell you about the time when I convinced my school to let undergraduates teach their own courses. Initially, my school had a rule where..."</text:h>
      <text:h text:style-name="P1" text:outline-level="2">c.2. S.A.R. (Situation, Action, Result)</text:h>
      <text:h text:style-name="P1" text:outline-level="2">The S.A.R. approach means that you start off outlining the situation, then explaining the actions you took, and lastly, describing the result.</text:h>
      <text:h text:style-name="P1" text:outline-level="2">Example: "Tell me about a challenging interaction with a teammate."</text:h>
      <text:h text:style-name="P1" text:outline-level="2">• Situation:On my operating systems project, I was assigned to work with three other people. While two were great, the third team member didn't contribute much. He stayed quiet during meetings, rarely chipped in during email discussions, and struggled to complete his components.</text:h>
      <text:h text:style-name="P1" text:outline-level="2">• Action: One day after class, I pulled him aside to speak about the course and then moved the discussion into talking about the project. I asked him open-ended questions about how he felt it was going and which components he was most excited about tackling. He suggested all the easiest components, and yet offered to do the write-up. I realized then that he wasn't lazy—he was actually just really confused about the project and lacked confidence. I worked with him after that to break down the components into smaller pieces, and I made sure to compliment him a lot on his work to boost his confidence.<text:line-break/>• Result<text:line-break/>Common Questions </text:h>
      <text:h text:style-name="P1" text:outline-level="2"><text:soft-page-break/>**Enterprise Online leasing-next version.**</text:h>
      <text:h text:style-name="P1" text:outline-level="2">EOL Pepsi SourceRad Project 5</text:h>
      <text:h text:style-name="P1" text:outline-level="2">**Most Challenging** Stabilizing application by increasing code coverage through new unit tests.</text:h>
      <text:h text:style-name="P1" text:outline-level="2">custom workflow in application.</text:h>
      <text:h text:style-name="P1" text:outline-level="2">**What you learned** ASP.Net MVC, TDD, Dependency Injection, Creating one of a kind application where a custom workflow widget that can be embedded in any webpage,</text:h>
      <text:h text:style-name="P1" text:outline-level="2">Stabilizing application by increasing code coverage through new unit tests.</text:h>
      <text:h text:style-name="P1" text:outline-level="2">New features of ASP.Net, custom workflow in application, </text:h>
      <text:h text:style-name="P1" text:outline-level="2">Application reuse through common business layer, </text:h>
      <text:h text:style-name="P1" text:outline-level="2">Performance improvement by using ProtoBuf.Net instead of XML serialization and Mutex to lock files when reading and writing.</text:h>
      <text:h text:style-name="P1" text:outline-level="2">Complex pocket PC application involving very rigorous performance requirements,</text:h>
      <text:h text:style-name="P1" text:outline-level="2">created custom controls for compact framework,</text:h>
      <text:h text:style-name="P1" text:outline-level="2">Performance tuning application.</text:h>
      <text:h text:style-name="P1" text:outline-level="2">Performance tuning application, removing deadlocks, was one of 5 members recruited by client for maintaining application.</text:h>
      <text:h text:style-name="P1" text:outline-level="2">Most Interesting Hardest Bug Enjoyed Most </text:h>
      <text:h text:style-name="P1" text:outline-level="2">**Conflicts with Teammates** </text:h>
      <text:h text:style-name="P1" text:outline-level="2">Conflict with Jeff about client side logging, showing an error message when an error occurs.</text:h>
      <text:h text:style-name="P1" text:outline-level="2"><text:soft-page-break/>Conflict with Chris who was assigned a task and he was unable to complete. Talked to manager about it.<text:line-break/><text:span text:style-name="T14">================================================================</text:span><text:line-break/>sorted=&gt; or not=&gt; depending on that can check in middle or not</text:h>
      <text:p text:style-name="P3">don’t ignore clarification questions, </text:p>
      <text:p text:style-name="P3">---------</text:p>
      <text:p text:style-name="P3"><text:span text:style-name="T2">are right a lot:<text:line-break/></text:span>data and analysis was not sufficient- example, matrix calculated risk, </text:p>
      <text:p text:style-name="P3">difficult situation-time pm, mvp, </text:p>
      <text:p text:style-name="P3">bad decision, -learning from it- <text:s/>missed dependencies </text:p>
      <text:p text:style-name="P3">changelles faced</text:p>
      <text:p text:style-name="P3"><text:span text:style-name="T2">bias for action:</text:span><text:line-break/>calculated risk, production release</text:p>
      <text:p text:style-name="P3">manager not available, and you take </text:p>
      <text:p text:style-name="P3"><text:span text:style-name="T2">Customer obsession:</text:span> never say anything negative<text:line-break/>Customer wants something else, over and beyond to help customer:</text:p>
      <text:p text:style-name="P3"><text:span text:style-name="T2">Deliver results:</text:span><text:line-break/>Challenge faced and how you overcome</text:p>
      <text:p text:style-name="P3">obstalces </text:p>
      <text:p text:style-name="P3"><text:span text:style-name="T12">Dive deep:</text:span><text:line-break/>high level, brainstorm sessions, layer by layer: big problem how will you solve, metrics based, how will you root cause analysis<text:line-break/><text:span text:style-name="T12">Earn trust:</text:span><text:line-break/>tough and critical feedback.<text:line-break/><text:span text:style-name="T12">Have backbone:</text:span><text:line-break/>Insist on high standards:<text:line-break/>metrics point : insist on how talk about it, <text:line-break/>Continous improvement<text:line-break/>Documentation, <text:line-break/><text:span text:style-name="T2">Invent and simplify:<text:line-break/></text:span>come up simple solution, different process<text:line-break/><text:soft-page-break/>chalennging problem and <text:line-break/>Learn and be curious for change:<text:line-break/>comfort area and liked it<text:line-break/>changelling problem, more analysis, <text:line-break/><text:span text:style-name="T2">Think big:</text:span><text:line-break/>never show long term goal was sacrified<text:line-break/>Dextra technology, mexico</text:p>
      <text:h text:style-name="P2" text:outline-level="2"><text:span text:style-name="T4">Spend more time on the action and result as opposed to the situation and task.</text:span> This will allow the interviewer to see your skills instead of getting tied down in all the details. <text:s/></text:h>
      <text:p text:style-name="P3">Situation: the interviewer wants you to present a recent challenge and situation in which you found yourself. </text:p>
      <text:p text:style-name="P3">Task: Job interview candidates who describe a “Target” they set themselves instead of an externally imposed “Task” emphasize their own intrinsic motivation to perform and to develop their performance. </text:p>
      <text:p text:style-name="P3">Action: What did you do? The interviewer will be looking for information on what you did, why you did it and what the alternatives were. </text:p>
      <text:p text:style-name="P3">Result: What was the outcome of your actions? What did you achieve through your actions and did you meet your objectives? What did you learn from this experience and have you used this learning since? </text:p>
      <text:h text:style-name="P7" text:outline-level="2"><office:annotation office:name="__Annotation__866_3939267743" loext:resolved="false"><dc:creator>Unknown Author</dc:creator><dc:date>2022-04-12T22:32:06.234000000</dc:date><text:p><text:span text:style-name="T16">long term goals while keeping short term commitments</text:span><text:span text:style-name="T16"><text:line-break/></text:span><text:span text:style-name="T16">-KT to other team members,</text:span><text:span text:style-name="T16"><text:line-break/></text:span><text:span text:style-name="T16">goal, peer to help</text:span></text:p><text:p><text:span text:style-name="T16"/></text:p><text:p><text:span text:style-name="T16"/></text:p></office:annotation>Ownership<office:annotation-end office:name="__Annotation__866_3939267743"/></text:h>
      <text:p text:style-name="P10">Leaders are owners. They think long term and don’t sacrifice long-term value for short-term results. They act on behalf of the entire company, beyond just their own team. They never say “that’s not my job."</text:p>
      <text:list xml:id="list2032381609" text:style-name="L1">
        <text:list-item>
          <text:p text:style-name="P22">Tell me about a time you did something at work that wasn't your responsibility / in your job description</text:p>
          <text:list>
            <text:list-header>
              <text:p text:style-name="P40">We had a water leak in our office, while we waited for the plumber to arrive, I got some spare clothes to stem the leak. The CEO of the company appreciated this response of mine. </text:p>
            </text:list-header>
          </text:list>
        </text:list-item>
        <text:list-item>
          <text:p text:style-name="P22">Describe an instance where you had to make an important decision without approval from your boss<text:line-break/><text:span text:style-name="T1"><text:tab/></text:span><text:span text:style-name="T3">Action: </text:span><text:span text:style-name="T6">JPM chase: Jira told of developing it in a short cut way versus developing it as a long term solution. Took decision to implement it as a long term solution.<text:line-break/></text:span><text:span text:style-name="T11"><text:tab/></text:span><text:span text:style-name="T3">Result </text:span><text:span text:style-name="T6">was that approx 20 processes could be changed in the legacy application to use the new single process instead of having their own bespoke process. </text:span></text:p>
        </text:list-item>
        <text:list-item>
          <text:p text:style-name="P22">Tell me about a time you took ownership of a problem that was not the focus of your organization</text:p>
        </text:list-item>
      </text:list>
      <text:h text:style-name="P7" text:outline-level="2"><text:soft-page-break/><text:span text:style-name="T10">When was the last time that you sacrificed a long term value to complete a short term task?<text:line-break/></text:span><text:line-break/>Earn Trust</text:h>
      <text:p text:style-name="P10">Leaders listen attentively, speak candidly, and treat others respectfully. They are vocally self-critical, even when doing so is awkward or embarrassing. Leaders do not believe their or their team’s body odor smells of perfume. They benchmark themselves and their teams against the best.</text:p>
      <text:list xml:id="list3220532280" text:style-name="L2">
        <text:list-item>
          <text:p text:style-name="P23">How do you earn trust with a team?</text:p>
          <text:list>
            <text:list-header>
              <text:p text:style-name="P24"><text:span text:style-name="T4">pull them aside and get to know them better, especially wrt to their family.</text:span> </text:p>
            </text:list-header>
          </text:list>
        </text:list-item>
        <text:list-item>
          <text:p text:style-name="P23">Tell me a piece of difficult feedback you received and how you handled it</text:p>
          <text:list>
            <text:list-header>
              <text:p text:style-name="P39">Feedback from <text:span text:style-name="T13">my manager that I need to step up </text:span></text:p>
            </text:list-header>
          </text:list>
        </text:list-item>
        <text:list-item>
          <text:p text:style-name="P23">A co-worker constantly arrives late to a recurring meeting. What would you do?</text:p>
          <text:list>
            <text:list-header>
              <text:p text:style-name="P41">pull him aside and check what the issue is. ask if the meeting needs to be rescheduled. </text:p>
            </text:list-header>
          </text:list>
        </text:list-item>
      </text:list>
      <text:h text:style-name="P7" text:outline-level="2">Dive Deep</text:h>
      <text:p text:style-name="P10">Leaders operate at all levels, stay connected to the details, audit frequently, and are skeptical when metrics and anecdote differ. No task is beneath them.</text:p>
      <text:list xml:id="list1820050125" text:style-name="L3">
        <text:list-item>
          <text:p text:style-name="P25">Tell me about a project in which you had to deep dive into analysis<text:line-break/><text:tab/></text:p>
        </text:list-item>
        <text:list-item>
          <text:p text:style-name="P25">Tell me about the most complex problem you have worked on<text:line-break/><text:span text:style-name="T4"><text:tab/></text:span><text:span text:style-name="T7">Pepsi application performance optimizations</text:span></text:p>
        </text:list-item>
        <text:list-item>
          <text:p text:style-name="P25">Describe an instance when you used a lot of data in a short period of time<text:line-break/><text:span text:style-name="T4"><text:tab/></text:span><text:span text:style-name="T7">Application issues in EOL where we aggregated cache xml files and data about how people were using the system to improve the system. </text:span></text:p>
        </text:list-item>
      </text:list>
      <text:h text:style-name="P7" text:outline-level="2">Deliver Results</text:h>
      <text:p text:style-name="P10">Leaders focus on the key inputs for their business and deliver them with the right quality and in a timely fashion. Despite setbacks, they rise to the occasion and never settle.</text:p>
      <text:list xml:id="list1495175279" text:style-name="L4">
        <text:list-item>
          <text:p text:style-name="P26">Tell me about the most challenging project you ever worked on</text:p>
        </text:list-item>
        <text:list-item>
          <text:p text:style-name="P26">How do you prioritize in your current role?</text:p>
        </text:list-item>
        <text:list-item>
          <text:p text:style-name="P26">What do you think are the most difficult parts of software engineering?</text:p>
        </text:list-item>
      </text:list>
      <text:h text:style-name="P8" text:outline-level="2"><office:annotation office:name="__Annotation__808_3939267743" loext:resolved="false"><dc:creator>Unknown Author</dc:creator><dc:date>2022-04-12T18:58:30.580000000</dc:date><text:p text:style-name="P50"><text:span text:style-name="T16">Question: Tell me about a time you handled a difficult customer. What did you do? How did you manage the customer? What was her/his reaction? What was the outcome?</text:span></text:p><text:p text:style-name="P50"><text:span text:style-name="T16"/></text:p><text:p text:style-name="P50"><text:span text:style-name="T16">PAR technique (Problem/Action/Result). </text:span></text:p><text:p text:style-name="P50"><text:span text:style-name="T16"/></text:p><text:p text:style-name="P50"><text:span text:style-name="T16">P: I’m currently working at X, and we have a site that is a learning platform primarily for enterprise customers. I use both quantitative and qualitative methods to find out what the customers want and need. For example, earlier this year, I wanted to find out what type of content was most popular on our site so we could do more of it.</text:span></text:p><text:p text:style-name="P50"><text:span text:style-name="T16"/></text:p><text:p text:style-name="P50"><text:span text:style-name="T16">A: I looked at data on my top customers, in terms of the customers most engaged on my platform, and I could see that content about IT certification was very popular. I wanted to dig deeper on this topic. So I started to talk to customers about the role of certification in their workplace. It turns out that getting certified is important because it’s tied to career growth, most specifically getting promoted. I also asked them what certifications they wanted the most.</text:span></text:p><text:p text:style-name="P50"><text:span text:style-name="T16"/></text:p><text:p text:style-name="P50"><text:span text:style-name="T16">Based on this research, we decided to increase our product offerings in this area. We already had courses and videos about certifications, but we added webinars to the educational product lineup because different formats appeal to a wider audience. To reach more users, we needed to diversify how the material was presented. We also increased the number and type of certifications we offered in areas where we saw the most interest – cloud-related technologies and security, for example.</text:span></text:p><text:p text:style-name="P50"><text:span text:style-name="T16"/></text:p><text:p text:style-name="P50"><text:span text:style-name="T16">R: Those trainings turned out to be popular. The average user now spends 23% more time per month on our learning platform, most of which can be attributed to our new IT certification-related materials.</text:span></text:p></office:annotation>Customer Obsession<office:annotation-end office:name="__Annotation__808_3939267743"/></text:h>
      <text:p text:style-name="P11">Leaders start with the customer and work backwards. They work vigorously to earn and keep customer trust. Although leaders pay attention to competitors, they obsess over customers.</text:p>
      <text:list xml:id="list1603269393" text:style-name="L5">
        <text:list-item>
          <text:p text:style-name="P27">Tell me about a time you had to deal with a difficult customer</text:p>
        </text:list-item>
        <text:list-item>
          <text:p text:style-name="P27">Tell me about a time you made something much simpler for customers</text:p>
          <text:list>
            <text:list-header>
              <text:p text:style-name="P42">EOL-Next version: resident living together as household, single payment instead of multiple payments. </text:p>
            </text:list-header>
          </text:list>
        </text:list-item>
        <text:list-item>
          <text:p text:style-name="P27"><text:soft-page-break/>Which company has the best customer service and why?</text:p>
          <text:list>
            <text:list-header>
              <text:p text:style-name="P42">Costco: They treat their employees ethically and fairly. Their CEO earns a wage that is reasonable compared to the lowest workers. </text:p>
            </text:list-header>
          </text:list>
        </text:list-item>
        <text:list-item>
          <text:p text:style-name="P27">Tell me about a time you said no to a customer request and why</text:p>
          <text:list>
            <text:list-header>
              <text:p text:style-name="P42">We get so many requests from Valued Holdings product and we have to constantly tell no to the users because of other higher priority items. </text:p>
            </text:list-header>
          </text:list>
        </text:list-item>
      </text:list>
      <text:p text:style-name="P14"/>
      <text:p text:style-name="P4">When you’re working with a large number of customers, it’s tricky to deliver excellent service to all of them. How do you prioritize different customer needs?</text:p>
      <text:p text:style-name="P14"><text:tab/><text:span text:style-name="T8">I priotirize based on how much time each customer need would take and </text:span><text:span text:style-name="T9">whether we have any low hanging fruit that give us instant wins. </text:span></text:p>
      <text:p text:style-name="P4">Tell me about a time you handled a difficult customer. What did you do? How did you manage the customer? <text:s/>What was her/his reaction? What was the outcome?<text:line-break/><text:tab/><text:span text:style-name="T5">The most difficult customer that I have faced has been my Vice President in Realpage, who promised the CEO of Realpage that he could get a particular product developed in 6 months. As a part of managing the customer, I used to have regular meetings with him and my manager and explain the scope of each feature and why it would take the time that it did. </text:span></text:p>
      <text:p text:style-name="P4">Most of us at one time have felt frustrated or impatient when dealing with customers. Can you tell me about a time when you felt <text:s/>this way and how you dealt with it?</text:p>
      <text:p text:style-name="P4"><text:tab/></text:p>
      <text:p text:style-name="P4">When was a time you had to balance the needs of the customer with the needs of the business? How did you approach the situation? What were your actions? What was the end result?</text:p>
      <text:p text:style-name="P5">Give me an example of a change you implemented in your current team or organization to meet the needs of your customers. What has been the result?<text:span text:style-name="T4"><text:line-break/><text:tab/></text:span><text:span text:style-name="T5">An example of a change that we implemented in my current JPMC team was to use confluence to document our learnings eg: application deployment was a very big pain area and was constantly evolving. So I created a confluence page with (Tags for searching) that we will constantly keep on updating based on the latest deployment results. </text:span></text:p>
      <text:p text:style-name="P6">Tell me about a time a customer wanted one thing but you felt they needed something else. What was the situation and what was the action you took?<text:line-break/><text:tab/><text:span text:style-name="T4">EOL-Next version: resident living together as household, single payment instead of multiple payments. </text:span></text:p>
      <text:p text:style-name="P4">When do you think it’s ok to push back or say no to an unreasonable customer request?</text:p>
      <text:p text:style-name="P4">Tell me about a time you used customer feedback to change the way you worked. Why did you take the action you did? What was the outcome?</text:p>
      <text:p text:style-name="P4">Tell me about a time you had to compromise in order to satisfy a customer.</text:p>
      <text:p text:style-name="P4">How do you get to an understanding of what the customer’s needs are?</text:p>
      <text:p text:style-name="P4">How do you honestly pursue customer feedback, not just solicit them for compliments?</text:p>
      <text:p text:style-name="P4">How do you wow your customers?</text:p>
      <text:p text:style-name="P12"><text:span text:style-name="T10">How do you develop client relationships?<text:line-break/></text:span><office:annotation office:name="__Annotation__818_3939267743" loext:resolved="false"><dc:creator>Unknown Author</dc:creator><dc:date>2022-04-12T19:20:31.875000000</dc:date><text:p text:style-name="P50"><text:span text:style-name="T16">P: I worked with a mid-market client at X Co., when they were just making the transition to Azure cloud. Initially, they were just interested in lifting and shifting one of their web apps to the cloud for testing and development. They had paid less than $10K, making it a relatively small account. Management didn’t want me spending too much time getting them onboarded, but it was a relatively complex job and I wanted it done right.</text:span></text:p><text:p text:style-name="P50"><text:span text:style-name="T16"/></text:p><text:p text:style-name="P50"><text:span text:style-name="T16">A: I understood management’s concerns, but I had done the architectural assessment and knew the client needs. My primary concern was doing right by the customer, but if I’m being completely honest, I saw significant upside opportunities. For one, while we had been contracted to migrate just the one web app to the cloud, the client in fact had a whole suite of apps that could eventually be migrated, if the first migration went well. Secondly, the client was well connected and would provide a reference for other work.</text:span></text:p><text:p text:style-name="P50"><text:span text:style-name="T16"/></text:p><text:p text:style-name="P50"><text:span text:style-name="T16">To convince management that this job was worth more time than usual for such a small account, I walked them through the hidden upsides. Since I had been working closely with the client I asked if I could spend time on this project until after go-live. My manager agreed, and I spent more time working on the project.</text:span></text:p><text:p text:style-name="P50"><text:span text:style-name="T16"/></text:p><text:p text:style-name="P50"><text:span text:style-name="T16">R: As a result of my close work with the client, the lift and shift was finished ahead of schedule. I wrote a proposal for the client to work on the other apps, which we ended up moving ahead with, and ultimately, the total contract value of the account surpassed six figures. That job influenced how we operated going forward, and fundamentally changed the role of Solution Architect at my company. The job was no longer just about meeting the exact requirements of the contract. We began engaging with customer needs more holistically, always seeking to deepen the relationship.</text:span></text:p></office:annotation><text:span text:style-name="T10">Tell me about a time where you put the customer first, regardless of what peers or management directed. What was the outcome? How did this impact day-to-day interaction with your peers and/or management.</text:span><office:annotation-end office:name="__Annotation__818_3939267743"/></text:p>
      <text:h text:style-name="P9" text:outline-level="2"><text:soft-page-break/>Invent and Simplify</text:h>
      <text:p text:style-name="P11">Leaders expect and require innovation and invention from their teams and always find ways to simplify. They are externally aware, look for new ideas from everywhere, and are not limited by “not invented here." As we do new things, we accept that we may be misunderstood for long periods of time.</text:p>
      <text:list xml:id="list3838218654" text:style-name="L6">
        <text:list-item>
          <text:p text:style-name="P28">Tell me about a time you suggested a new approach</text:p>
          <text:list>
            <text:list-header>
              <text:p text:style-name="P48">EOL-Protobuf.net using it to improve caching management in our application. <text:line-break/>EOL-Mutex solution to improve application caching and moving from multiple webservers caching folders to single NAS drive caching folder. </text:p>
            </text:list-header>
          </text:list>
        </text:list-item>
        <text:list-item>
          <text:p text:style-name="P28">What is the most innovative idea you've ever had?</text:p>
          <text:list>
            <text:list-header>
              <text:p text:style-name="P49">EOL-Protobuf.net using it to improve caching management in our application. <text:line-break/>EOL-Mutex solution to improve application caching and moving from multiple webservers caching folders to single NAS drive caching folder. </text:p>
            </text:list-header>
          </text:list>
        </text:list-item>
        <text:list-item>
          <text:p text:style-name="P28">Tell me how you built a feature in an innovative way, give specific details</text:p>
          <text:list>
            <text:list-header>
              <text:p text:style-name="P48">EOL-Protobuf.net using it to improve caching management in our application. <text:line-break/>EOL-Mutex solution to improve application caching and moving from multiple webservers caching folders to single NAS drive caching folder. </text:p>
            </text:list-header>
          </text:list>
        </text:list-item>
      </text:list>
      <text:h text:style-name="P9" text:outline-level="2">Are Right, A Lot</text:h>
      <text:p text:style-name="P11">Leaders are right a lot. They have strong judgment and good instincts. They seek diverse perspectives and work to disconfirm their beliefs.</text:p>
      <text:list xml:id="list726454035" text:style-name="L7">
        <text:list-item>
          <text:p text:style-name="P29">Describe a time you made a mistake</text:p>
        </text:list-item>
        <text:list-item>
          <text:p text:style-name="P29">Tell me about a time you applied judgment to a decision when data was not available</text:p>
        </text:list-item>
        <text:list-item>
          <text:p text:style-name="P29">Tell me about a time you had very little information about a project but still had to move forward</text:p>
        </text:list-item>
      </text:list>
      <text:h text:style-name="P9" text:outline-level="2">Learn and Be Curious</text:h>
      <text:p text:style-name="P11">Leaders are never done learning and always seek to improve themselves. They are curious about new possibilities and act to explore them.</text:p>
      <text:list xml:id="list3692567000" text:style-name="L8">
        <text:list-item>
          <text:p text:style-name="P30">Explain something interesting you’ve learned recently</text:p>
          <text:list>
            <text:list-header>
              <text:p text:style-name="P43">I recently got myself certified in AWS, I also learned Blazor serverside, </text:p>
            </text:list-header>
          </text:list>
        </text:list-item>
        <text:list-item>
          <text:p text:style-name="P30">Tell me about a time you taught yourself a skill</text:p>
        </text:list-item>
        <text:list-item>
          <text:p text:style-name="P30">Why Software Engineering?</text:p>
        </text:list-item>
      </text:list>
      <text:h text:style-name="P9" text:outline-level="2">Hire and Develop the Best</text:h>
      <text:p text:style-name="P11">Leaders raise the performance bar with every hire and promotion. They recognize exceptional talent, and willingly move them throughout the organization. Leaders develop leaders and take seriously their role in coaching others. We work on behalf of our people to invent mechanisms for development like Career Choice.</text:p>
      <text:list xml:id="list2643071229" text:style-name="L9">
        <text:list-item>
          <text:p text:style-name="P31"><text:soft-page-break/>Describe a time you stepped in to help a struggling teammate</text:p>
        </text:list-item>
        <text:list-item>
          <text:p text:style-name="P31">Tell me about a time you helped boost your team morale</text:p>
        </text:list-item>
        <text:list-item>
          <text:p text:style-name="P31">Tell me about a time you hired or worked with people smarter than you are</text:p>
        </text:list-item>
        <text:list-item>
          <text:p text:style-name="P31">Why do you want to work at Amazon?</text:p>
        </text:list-item>
      </text:list>
      <text:h text:style-name="P9" text:outline-level="2">Insist on the Highest Standards</text:h>
      <text:p text:style-name="P11">Leaders have relentlessly high standards — many people may think these standards are unreasonably high. Leaders are continually raising the bar and drive their teams to deliver high quality products, services, and processes. Leaders ensure that defects do not get sent down the line and that problems are fixed so they stay fixed.</text:p>
      <text:list xml:id="list3191677558" text:style-name="L10">
        <text:list-item>
          <text:p text:style-name="P32">Describe a project that you wish you had done better and how you would do it differently today</text:p>
        </text:list-item>
        <text:list-item>
          <text:p text:style-name="P32">Tell me about the most successful project you've done</text:p>
        </text:list-item>
        <text:list-item>
          <text:p text:style-name="P32">How do you ensure standards are met when delivering projects?</text:p>
        </text:list-item>
      </text:list>
      <text:h text:style-name="P9" text:outline-level="2">Think Big</text:h>
      <text:p text:style-name="P11">Thinking small is a self-fulfilling prophecy. Leaders create and communicate a bold direction that inspires results. They think differently and look around corners for ways to serve customers.</text:p>
      <text:list xml:id="list2131234032" text:style-name="L11">
        <text:list-item>
          <text:p text:style-name="P33">Describe a time you proposed a non-intuitive solution to a problem and how you identified that it required a different way of thinking</text:p>
          <text:list>
            <text:list-header>
              <text:p text:style-name="P44">Application logging in all leasing applications which used an httpmodule approach and therefore did not require code changes in the application. </text:p>
            </text:list-header>
          </text:list>
        </text:list-item>
        <text:list-item>
          <text:p text:style-name="P33">Give a specific example where you drove adoption for your vision and explain how you knew it had been adopted by others</text:p>
          <text:list>
            <text:list-header>
              <text:p text:style-name="P44">Application logging in all leasing applications which used an httpmodule approach and therefore did not require code changes in the application. </text:p>
            </text:list-header>
          </text:list>
        </text:list-item>
        <text:list-item>
          <text:p text:style-name="P33">Tell me about your most significant accomplishment. Why was it significant?</text:p>
        </text:list-item>
      </text:list>
      <text:h text:style-name="P9" text:outline-level="2">Bias for Action</text:h>
      <text:p text:style-name="P11">Speed matters in business. Many decisions and actions are reversible and do not need extensive study. We value calculated risk taking. </text:p>
      <text:list xml:id="list1235979103" text:style-name="L12">
        <text:list-item>
          <text:p text:style-name="P34">Tell me about a time you had to change your approach because you were going to miss a deadline</text:p>
          <text:list>
            <text:list-header>
              <text:p text:style-name="P45">In Realpage, we were going to miss a deadline to integrate with the payments team for payment declined scenarios, so we decided that we will provide a message to the user telling them to contact the leasing office directly to allow the user to be moved in. </text:p>
            </text:list-header>
          </text:list>
        </text:list-item>
        <text:list-item>
          <text:p text:style-name="P34">Tell me about a time you had to make a decision with incomplete information. How did you make it and what was the outcome?</text:p>
        </text:list-item>
        <text:list-item>
          <text:p text:style-name="P34">Tell me about a time when you launched a feature with known risks</text:p>
          <text:list>
            <text:list-header>
              <text:p text:style-name="P45">In Pepsi project, we lauched a part of the application with incomplete features since that feature would be used later down in the workflow. </text:p>
            </text:list-header>
          </text:list>
        </text:list-item>
        <text:list-item>
          <text:p text:style-name="P34">Tell me about a time you broke a complex problem into simple sub-parts</text:p>
          <text:list>
            <text:list-header>
              <text:p text:style-name="P45"><text:soft-page-break/>in my work in Realpage, I used to create a truth table for different scenarios. This truth table would often be added into a business requirement document. </text:p>
            </text:list-header>
          </text:list>
        </text:list-item>
      </text:list>
      <text:h text:style-name="P9" text:outline-level="2">Frugality</text:h>
      <text:p text:style-name="P11">Accomplish more with less. Constraints breed resourcefulness, self-sufficiency, and invention. There are no extra points for growing headcount, budget size, or fixed expense.</text:p>
      <text:list xml:id="list1513422404" text:style-name="L13">
        <text:list-item>
          <text:p text:style-name="P35">Tell me about a time you successfully delivered a project without a budget or resources</text:p>
        </text:list-item>
        <text:list-item>
          <text:p text:style-name="P35">Describe the last time you figured out a way to keep an approach simple or to save on expenses</text:p>
        </text:list-item>
      </text:list>
      <text:h text:style-name="P9" text:outline-level="2">Have Backbone; Disagree and Commit</text:h>
      <text:p text:style-name="P11">Leaders are obligated to respectfully challenge decisions when they disagree, even when doing so is uncomfortable or exhausting. Leaders have conviction and are tenacious. They do not compromise for the sake of social cohesion. Once a decision is determined, they commit wholly.</text:p>
      <text:list xml:id="list3566667554" text:style-name="L14">
        <text:list-item>
          <text:p text:style-name="P36">Tell me about a time you had a conflict with a coworker or manager and how you approached it</text:p>
          <text:list>
            <text:list-header>
              <text:p text:style-name="P46">EOL: Next version when we hired a DBA for performance optimization and he did not do anything. Discussed with manager on how we need to proceed with this, constant disagreements with Jeff about application timelines </text:p>
            </text:list-header>
          </text:list>
        </text:list-item>
        <text:list-item>
          <text:p text:style-name="P36">Tell me about a time you disagreed with your team and convinced them to change their position</text:p>
          <text:list>
            <text:list-header>
              <text:p text:style-name="P46">EOL: Next version-processing payments for a household as a single payment</text:p>
            </text:list-header>
          </text:list>
        </text:list-item>
        <text:list-item>
          <text:p text:style-name="P36">Tell me about a time you had a conflict with your team but decided to go ahead with their proposal</text:p>
          <text:list>
            <text:list-header>
              <text:p text:style-name="P46">EOL-Next version-Client side logging</text:p>
            </text:list-header>
          </text:list>
        </text:list-item>
        <text:list-item>
          <text:p text:style-name="P36">Tell me about a time your work was criticized</text:p>
          <text:list>
            <text:list-header>
              <text:p text:style-name="P46">EOL-Next version when we delivered 80% of functionality, the remaining team took more than 3 1/2 years to complete the remaining functionality. </text:p>
            </text:list-header>
          </text:list>
        </text:list-item>
      </text:list>
      <text:h text:style-name="P9" text:outline-level="2">Strive to be Earth's Best Employer</text:h>
      <text:p text:style-name="P11">Leaders work every day to create a safer, more productive, higher performing, more diverse, and more just work environment. They lead with empathy, have fun at work, and make it easy for others to have fun. Leaders ask themselves: Are my fellow employees growing? Are they empowered? Are they ready for what's next? Leaders have a vision for and commitment to their employees' personal success, whether that be at Amazon or elsewhere.</text:p>
      <text:list xml:id="list3650020229" text:style-name="L15">
        <text:list-item>
          <text:p text:style-name="P37">Tell me about a time that you went above and beyond for an employee</text:p>
        </text:list-item>
        <text:list-item>
          <text:p text:style-name="P37">Tell me about a time you saw an issue that would negatively impact your team. How did you deal with it?</text:p>
        </text:list-item>
        <text:list-item>
          <text:p text:style-name="P37">How do you manage a low performer in the team? How do you identify a good performer in the team and help in their career growth?</text:p>
        </text:list-item>
      </text:list>
      <text:h text:style-name="P9" text:outline-level="2"><text:soft-page-break/>Success and Scale Bring Broad Responsibility</text:h>
      <text:p text:style-name="P11">We started in a garage, but we're not there anymore. We are big, we impact the world, and we are far from perfect. We must be humble and thoughtful about even the secondary effects of our actions. Our local communities, planet, and future generations need us to be better every day. We must begin each day with a determination to make better, do better, and be better for our customers, our employees, our partners, and the world at large. And we must end every day knowing we can do even more tomorrow. Leaders create more than they consume and always leave things better than how they found them.</text:p>
      <text:list xml:id="list1715915247" text:style-name="L16">
        <text:list-item>
          <text:p text:style-name="P38">Give me an example on when you made a decision which impacted the team or the company</text:p>
          <text:p text:style-name="P47">Application logging in all leasing applications. </text:p>
        </text:list-item>
        <text:list-item>
          <text:p text:style-name="P38">Can you tell me a decision that you made about your work and you regret now?</text:p>
          <text:p text:style-name="P47">not telling EOL-Next version VP that estimates were way off. </text:p>
        </text:list-item>
      </text:list>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Clear Sans', 'Helvetica Neue', Helvetica, Arial, 'Segoe UI Emoji',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1T20:53:59.167000000</meta:creation-date>
    <dc:date>2022-04-14T11:35:12.362000000</dc:date>
    <meta:editing-duration>PT10H4M32S</meta:editing-duration>
    <meta:editing-cycles>13</meta:editing-cycles>
    <meta:generator>LibreOffice/7.3.2.2$Windows_X86_64 LibreOffice_project/49f2b1bff42cfccbd8f788c8dc32c1c309559be0</meta:generator>
    <meta:document-statistic meta:table-count="0" meta:image-count="0" meta:object-count="0" meta:page-count="12" meta:paragraph-count="181" meta:word-count="3486" meta:character-count="20394" meta:non-whitespace-character-count="17094"/>
  </office:meta>
</office:document-meta>
</file>